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200000280BFFD5E5AF7B105E7.png" manifest:media-type="image/png"/>
  <manifest:file-entry manifest:full-path="Pictures/100000010000022E000002808976D033E62706C5.png" manifest:media-type="image/png"/>
  <manifest:file-entry manifest:full-path="Pictures/100000010000014100000280E7FDFCE11E1BC2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4.197cm"/>
      <style:paragraph-properties style:writing-mode="lr-tb"/>
    </style:style>
    <style:style style:name="gr2" style:family="graphic" style:parent-style-name="Default_20_Drawing_20_Style_5f_1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Long_20_Dash" svg:stroke-color="#000000" draw:marker-end="Arrow" draw:marker-end-width="0.3cm" draw:fill="none" draw:textarea-vertical-align="middle"/>
    </style:style>
    <style:style style:name="gr5" style:family="graphic" style:parent-style-name="Default_20_Drawing_20_Style_5f_1">
      <style:graphic-properties draw:fill-color="#cccccc" draw:textarea-horizontal-align="justify" draw:textarea-vertical-align="middle" draw:auto-grow-height="false" fo:min-height="1.02cm" fo:min-width="3.945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5.315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000000" draw:marker-start="Arrow2" draw:marker-start-width="0.305cm" draw:marker-end="Arrow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2" draw:marker-end-width="0.305cm" draw:fill="none" draw:textarea-vertical-align="middle"/>
    </style:style>
    <style:style style:name="gr1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7.148cm"/>
      <style:paragraph-properties style:writing-mode="lr-tb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2.845cm" fo:min-width="1.975cm"/>
      <style:paragraph-properties style:writing-mode="lr-tb"/>
    </style:style>
    <style:style style:name="gr17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0.648cm" fo:min-width="0.398cm"/>
      <style:paragraph-properties style:writing-mode="lr-tb"/>
    </style:style>
    <style:style style:name="gr18" style:family="graphic" style:parent-style-name="Default_20_Drawing_20_Style_5f_1">
      <style:graphic-properties draw:fill-color="#cccccc" draw:textarea-horizontal-align="justify" draw:textarea-vertical-align="middle" draw:auto-grow-height="false" fo:min-height="1.02cm" fo:min-width="2.9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1.02cm" fo:min-width="3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  <style:paragraph-properties style:writing-mode="lr-tb"/>
    </style:style>
    <style:style style:name="gr23" style:family="graphic" style:parent-style-name="objectwithoutfill">
      <style:graphic-properties draw:stroke="solid" draw:stroke-dash="Long_20_Dash" svg:stroke-color="#000000" draw:marker-start="Arrow2" draw:marker-start-width="0.305cm" draw:marker-end="" draw:marker-end-width="0.3cm" draw:fill="none" draw:textarea-vertical-align="middle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0.398cm"/>
      <style:paragraph-properties style:writing-mode="lr-tb"/>
    </style:style>
    <style:style style:name="gr25" style:family="graphic" style:parent-style-name="objectwithoutfill">
      <style:graphic-properties svg:stroke-width="0.305cm" svg:stroke-color="#000000" draw:marker-start-width="0.66cm" draw:marker-end="Arrow" draw:marker-end-width="0.762cm" draw:fill="none" draw:textarea-vertical-align="middle" fo:padding-top="0.277cm" fo:padding-bottom="0.277cm" fo:padding-left="0.402cm" fo:padding-right="0.402cm"/>
    </style:style>
    <style:style style:name="gr26" style:family="graphic" style:parent-style-name="standard">
      <style:graphic-properties draw:stroke="none" draw:fill="none" fo:min-height="1.423cm"/>
      <style:paragraph-properties style:writing-mode="lr-tb"/>
    </style:style>
    <style:style style:name="gr27" style:family="graphic" style:parent-style-name="objectwithoutfill">
      <style:graphic-properties draw:stroke="dash" draw:stroke-dash="Long_20_Dash" svg:stroke-color="#000000" draw:marker-start="" draw:marker-start-width="0.305cm"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cccc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697cm" svg:height="0.962cm" svg:x="4.445cm" svg:y="1.44cm">
          <draw:text-box>
            <text:p>Fig I - Creation</text:p>
          </draw:text-box>
        </draw:frame>
        <draw:frame draw:style-name="gr2" draw:text-style-name="P2" draw:layer="layout" svg:width="1.128cm" svg:height="0.963cm" svg:x="5.847cm" svg:y="9.396cm">
          <draw:text-box>
            <text:p>P<text:span text:style-name="T1">1</text:span></text:p>
          </draw:text-box>
        </draw:frame>
        <draw:frame draw:style-name="gr2" draw:text-style-name="P2" draw:layer="layout" svg:width="1.128cm" svg:height="0.963cm" svg:x="8.947cm" svg:y="5.896cm">
          <draw:text-box>
            <text:p><text:span text:style-name="T2">S</text:span><text:span text:style-name="T1">1</text:span></text:p>
          </draw:text-box>
        </draw:frame>
        <draw:frame draw:style-name="gr3" draw:text-style-name="P3" draw:layer="layout" svg:width="0.733cm" svg:height="1.462cm" svg:x="5.962cm" svg:y="7.889cm">
          <draw:image xlink:href="Pictures/100000010000014100000280E7FDFCE11E1BC23B.png" xlink:type="simple" xlink:show="embed" xlink:actuate="onLoad" draw:mime-type="image/png">
            <text:p/>
          </draw:image>
        </draw:frame>
        <draw:frame draw:style-name="gr3" draw:text-style-name="P3" draw:layer="layout" svg:width="0.733cm" svg:height="1.462cm" svg:x="9.063cm" svg:y="4.489cm">
          <draw:image xlink:href="Pictures/100000010000014100000280E7FDFCE11E1BC23B.png" xlink:type="simple" xlink:show="embed" xlink:actuate="onLoad" draw:mime-type="image/png">
            <text:p/>
          </draw:image>
        </draw:frame>
        <draw:line draw:style-name="gr4" draw:text-style-name="P3" draw:layer="layout" svg:x1="7.36cm" svg:y1="8.655cm" svg:x2="10.535cm" svg:y2="8.655cm">
          <text:p/>
        </draw:line>
        <draw:custom-shape draw:style-name="gr5" draw:text-style-name="P5" draw:layer="layout" svg:width="4.445cm" svg:height="1.27cm" svg:x="11.17cm" svg:y="8.055cm">
          <text:p text:style-name="P4">Clocktower</text:p>
          <draw:enhanced-geometry svg:viewBox="0 0 21600 21600" draw:type="rectangle" draw:enhanced-path="M 0 0 L 21600 0 21600 21600 0 21600 0 0 Z N"/>
        </draw:custom-shape>
        <draw:g>
          <draw:line draw:style-name="gr6" draw:text-style-name="P3" draw:layer="layout" svg:x1="13.335cm" svg:y1="9.525cm" svg:x2="13.335cm" svg:y2="10.16cm">
            <text:p/>
          </draw:line>
          <draw:line draw:style-name="gr7" draw:text-style-name="P3" draw:layer="layout" svg:x1="13.335cm" svg:y1="10.16cm" svg:x2="15.24cm" svg:y2="10.16cm">
            <text:p/>
          </draw:line>
        </draw:g>
        <draw:frame draw:style-name="gr8" draw:text-style-name="P1" draw:layer="layout" svg:width="5.815cm" svg:height="0.962cm" svg:x="15.475cm" svg:y="9.66cm">
          <draw:text-box>
            <text:p>subscription added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0" draw:text-style-name="P1" draw:layer="layout" svg:width="5.08cm" svg:height="1.673cm" svg:x="2.145cm" svg:y="0.64cm">
          <draw:text-box>
            <text:p>Fig II - Initiation</text:p>
          </draw:text-box>
        </draw:frame>
        <draw:frame draw:style-name="gr2" draw:text-style-name="P2" draw:layer="layout" svg:width="1.128cm" svg:height="0.963cm" svg:x="5.847cm" svg:y="10.796cm">
          <draw:text-box>
            <text:p>P<text:span text:style-name="T1">1</text:span></text:p>
          </draw:text-box>
        </draw:frame>
        <draw:frame draw:style-name="gr2" draw:text-style-name="P2" draw:layer="layout" svg:width="1.128cm" svg:height="0.963cm" svg:x="10.547cm" svg:y="6.896cm">
          <draw:text-box>
            <text:p><text:span text:style-name="T2">S</text:span><text:span text:style-name="T1">1</text:span></text:p>
          </draw:text-box>
        </draw:frame>
        <draw:frame draw:style-name="gr3" draw:text-style-name="P3" draw:layer="layout" svg:width="0.733cm" svg:height="1.462cm" svg:x="5.962cm" svg:y="9.289cm">
          <draw:image xlink:href="Pictures/100000010000014100000280E7FDFCE11E1BC23B.png" xlink:type="simple" xlink:show="embed" xlink:actuate="onLoad" draw:mime-type="image/png">
            <text:p/>
          </draw:image>
        </draw:frame>
        <draw:frame draw:style-name="gr3" draw:text-style-name="P3" draw:layer="layout" svg:width="0.733cm" svg:height="1.462cm" svg:x="10.663cm" svg:y="5.489cm">
          <draw:image xlink:href="Pictures/100000010000014100000280E7FDFCE11E1BC23B.png" xlink:type="simple" xlink:show="embed" xlink:actuate="onLoad" draw:mime-type="image/png">
            <text:p/>
          </draw:image>
        </draw:frame>
        <draw:custom-shape draw:style-name="gr5" draw:text-style-name="P5" draw:layer="layout" svg:width="4.445cm" svg:height="1.27cm" svg:x="11.17cm" svg:y="9.455cm">
          <text:p text:style-name="P4">Clocktower</text:p>
          <draw:enhanced-geometry svg:viewBox="0 0 21600 21600" draw:type="rectangle" draw:enhanced-path="M 0 0 L 21600 0 21600 21600 0 21600 0 0 Z N"/>
        </draw:custom-shape>
        <draw:g>
          <draw:line draw:style-name="gr6" draw:text-style-name="P3" draw:layer="layout" svg:x1="13.335cm" svg:y1="10.925cm" svg:x2="13.335cm" svg:y2="11.56cm">
            <text:p/>
          </draw:line>
          <draw:line draw:style-name="gr7" draw:text-style-name="P3" draw:layer="layout" svg:x1="13.335cm" svg:y1="11.56cm" svg:x2="15.24cm" svg:y2="11.56cm">
            <text:p/>
          </draw:line>
        </draw:g>
        <draw:frame draw:style-name="gr11" draw:text-style-name="P1" draw:layer="layout" svg:width="3.88cm" svg:height="0.962cm" svg:x="15.375cm" svg:y="11.06cm">
          <draw:text-box>
            <text:p>subscription</text:p>
          </draw:text-box>
        </draw:frame>
        <draw:line draw:style-name="gr12" draw:text-style-name="P3" draw:layer="layout" svg:x1="7.32cm" svg:y1="9.22cm" svg:x2="10.06cm" svg:y2="6.45cm">
          <text:p/>
        </draw:line>
        <draw:path draw:style-name="gr13" draw:text-style-name="P3" draw:layer="layout" svg:width="1.987cm" svg:height="3.17cm" draw:transform="skewX (0.228638132011257) rotate (-0.983143967648406) translate (14.4780111931325cm 6.70614896621963cm)" svg:viewBox="0 0 1988 3171" svg:d="M0 3171c3436 0 1374-3171 1374-3171">
          <text:p/>
        </draw:path>
        <draw:path draw:style-name="gr13" draw:text-style-name="P3" draw:layer="layout" svg:width="3.03cm" svg:height="3.548cm" draw:transform="skewX (0.197571271325758) rotate (-1.94290052332009) translate (15.5799871299687cm 4.34787670590091cm)" svg:viewBox="0 0 3031 3549" svg:d="M3031 3549c-5239 0-2096-3549-2096-3549">
          <text:p/>
        </draw:path>
        <draw:frame draw:style-name="gr14" draw:text-style-name="P1" draw:layer="layout" svg:width="7.648cm" svg:height="0.962cm" svg:x="15.475cm" svg:y="4.48cm">
          <draw:text-box>
            <text:p>- approve unlimited</text:p>
          </draw:text-box>
        </draw:frame>
        <draw:frame draw:style-name="gr15" draw:text-style-name="P1" draw:layer="layout" svg:width="3.601cm" svg:height="0.962cm" svg:x="15.576cm" svg:y="7.38cm">
          <draw:text-box>
            <text:p>- subscribe</text:p>
          </draw:text-box>
        </draw:frame>
        <draw:g>
          <draw:line draw:style-name="gr6" draw:text-style-name="P3" draw:layer="layout" svg:x1="17.335cm" svg:y1="12cm" svg:x2="17.335cm" svg:y2="12.635cm">
            <text:p/>
          </draw:line>
          <draw:line draw:style-name="gr7" draw:text-style-name="P3" draw:layer="layout" svg:x1="17.335cm" svg:y1="12.635cm" svg:x2="19.24cm" svg:y2="12.635cm">
            <text:p/>
          </draw:line>
        </draw:g>
        <draw:frame draw:style-name="gr16" draw:text-style-name="P1" draw:layer="layout" svg:width="4.21cm" svg:height="3.095cm" svg:x="19.285cm" svg:y="12.135cm">
          <draw:text-box>
            <text:p>S<text:span text:style-name="T1">1</text:span> added </text:p>
            <text:p>to index</text:p>
          </draw:text-box>
        </draw:frame>
        <draw:custom-shape draw:style-name="gr17" draw:text-style-name="P7" draw:layer="layout" svg:width="1.27cm" svg:height="1.27cm" svg:x="12.811cm" svg:y="5.651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7cm" svg:height="1.27cm" svg:x="7.311cm" svg:y="6.45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1.27cm" svg:height="1.27cm" svg:x="13.612cm" svg:y="12.052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3.435cm" svg:height="1.27cm" svg:x="11.67cm" svg:y="1.355cm">
          <text:p text:style-name="P4">ERC-2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9" draw:text-style-name="P1" draw:layer="layout" svg:width="8.015cm" svg:height="1.673cm" svg:x="2.145cm" svg:y="0.64cm">
          <draw:text-box>
            <text:p>Fig III - Incrementation</text:p>
          </draw:text-box>
        </draw:frame>
        <draw:frame draw:style-name="gr20" draw:text-style-name="P2" draw:layer="layout" svg:width="1.128cm" svg:height="0.963cm" svg:x="5.847cm" svg:y="9.396cm">
          <draw:text-box>
            <text:p>P<text:span text:style-name="T1">1</text:span></text:p>
          </draw:text-box>
        </draw:frame>
        <draw:frame draw:style-name="gr20" draw:text-style-name="P2" draw:layer="layout" svg:width="1.128cm" svg:height="0.963cm" svg:x="10.347cm" svg:y="4.596cm">
          <draw:text-box>
            <text:p><text:span text:style-name="T2">S</text:span><text:span text:style-name="T1">1</text:span></text:p>
          </draw:text-box>
        </draw:frame>
        <draw:frame draw:style-name="gr3" draw:text-style-name="P3" draw:layer="layout" svg:width="0.733cm" svg:height="1.462cm" svg:x="5.962cm" svg:y="7.889cm">
          <draw:image xlink:href="Pictures/100000010000014100000280E7FDFCE11E1BC23B.png" xlink:type="simple" xlink:show="embed" xlink:actuate="onLoad" draw:mime-type="image/png">
            <text:p/>
          </draw:image>
        </draw:frame>
        <draw:frame draw:style-name="gr3" draw:text-style-name="P3" draw:layer="layout" svg:width="0.733cm" svg:height="1.462cm" svg:x="10.463cm" svg:y="3.189cm">
          <draw:image xlink:href="Pictures/100000010000014100000280E7FDFCE11E1BC23B.png" xlink:type="simple" xlink:show="embed" xlink:actuate="onLoad" draw:mime-type="image/png">
            <text:p/>
          </draw:image>
        </draw:frame>
        <draw:custom-shape draw:style-name="gr21" draw:text-style-name="P5" draw:layer="layout" svg:width="4.445cm" svg:height="1.27cm" svg:x="11.17cm" svg:y="8.055cm">
          <text:p text:style-name="P4">Clocktower</text:p>
          <draw:enhanced-geometry svg:viewBox="0 0 21600 21600" draw:type="rectangle" draw:enhanced-path="M 0 0 L 21600 0 21600 21600 0 21600 0 0 Z N"/>
        </draw:custom-shape>
        <draw:g>
          <draw:line draw:style-name="gr6" draw:text-style-name="P3" draw:layer="layout" svg:x1="13.335cm" svg:y1="9.525cm" svg:x2="13.335cm" svg:y2="10.16cm">
            <text:p/>
          </draw:line>
          <draw:line draw:style-name="gr7" draw:text-style-name="P3" draw:layer="layout" svg:x1="13.335cm" svg:y1="10.16cm" svg:x2="15.24cm" svg:y2="10.16cm">
            <text:p/>
          </draw:line>
        </draw:g>
        <draw:frame draw:style-name="gr22" draw:text-style-name="P1" draw:layer="layout" svg:width="3.88cm" svg:height="0.962cm" svg:x="15.375cm" svg:y="9.66cm">
          <draw:text-box>
            <text:p>subscription</text:p>
          </draw:text-box>
        </draw:frame>
        <draw:frame draw:style-name="gr3" draw:text-style-name="P3" draw:layer="layout" svg:width="0.93cm" svg:height="1.067cm" svg:x="20.345cm" svg:y="5.685cm">
          <draw:image xlink:href="Pictures/100000010000022E000002808976D033E62706C5.png" xlink:type="simple" xlink:show="embed" xlink:actuate="onLoad" draw:mime-type="image/png">
            <text:p/>
          </draw:image>
        </draw:frame>
        <draw:frame draw:style-name="gr3" draw:text-style-name="P3" draw:layer="layout" svg:width="0.93cm" svg:height="1.067cm" svg:x="19.945cm" svg:y="7.685cm">
          <draw:image xlink:href="Pictures/100000010000022E000002808976D033E62706C5.png" xlink:type="simple" xlink:show="embed" xlink:actuate="onLoad" draw:mime-type="image/png">
            <text:p/>
          </draw:image>
        </draw:frame>
        <draw:line draw:style-name="gr23" draw:text-style-name="P3" draw:layer="layout" svg:x1="7.42cm" svg:y1="7.72cm" svg:x2="9.59cm" svg:y2="5.145cm">
          <text:p/>
        </draw:line>
        <draw:custom-shape draw:style-name="gr24" draw:text-style-name="P7" draw:layer="layout" svg:width="1.27cm" svg:height="1.27cm" svg:x="22.911cm" svg:y="10.251cm">
          <text:p text:style-name="P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1.27cm" svg:height="1.27cm" svg:x="19.611cm" svg:y="1.651cm">
          <text:p text:style-name="P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1.27cm" svg:height="1.27cm" svg:x="9.812cm" svg:y="6.052cm">
          <text:p text:style-name="P4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19.92cm" svg:y1="6.55cm" svg:x2="16.11cm" svg:y2="8.455cm">
          <text:p/>
        </draw:line>
        <draw:line draw:style-name="gr7" draw:text-style-name="P3" draw:layer="layout" svg:x1="19.05cm" svg:y1="5.08cm" svg:x2="17.145cm" svg:y2="6.985cm">
          <text:p/>
        </draw:line>
        <draw:line draw:style-name="gr7" draw:text-style-name="P3" draw:layer="layout" svg:x1="19.55cm" svg:y1="8.255cm" svg:x2="17.645cm" svg:y2="8.89cm">
          <text:p/>
        </draw:line>
        <draw:frame draw:style-name="gr26" draw:text-style-name="P2" draw:layer="layout" svg:width="1.508cm" svg:height="1.673cm" svg:x="19.447cm" svg:y="4.697cm">
          <draw:text-box>
            <text:p><text:span text:style-name="T2">C</text:span><text:span text:style-name="T1">1</text:span></text:p>
          </draw:text-box>
        </draw:frame>
        <draw:frame draw:style-name="gr26" draw:text-style-name="P2" draw:layer="layout" svg:width="1.508cm" svg:height="1.673cm" svg:x="20.347cm" svg:y="6.598cm">
          <draw:text-box>
            <text:p><text:span text:style-name="T2">C</text:span><text:span text:style-name="T1">2</text:span></text:p>
          </draw:text-box>
        </draw:frame>
        <draw:frame draw:style-name="gr26" draw:text-style-name="P2" draw:layer="layout" svg:width="1.508cm" svg:height="1.673cm" svg:x="19.947cm" svg:y="8.599cm">
          <draw:text-box>
            <text:p><text:span text:style-name="T2">C</text:span><text:span text:style-name="T1">3</text:span></text:p>
          </draw:text-box>
        </draw:frame>
        <draw:path draw:style-name="gr13" draw:text-style-name="P3" draw:layer="layout" svg:width="5.487cm" svg:height="3.169cm" draw:transform="skewX (-0.386939495167143) rotate (0.127234502470387) translate (18.0011058007617cm 7.17956213947534cm)" svg:viewBox="0 0 5488 3170" svg:d="M0 3170c8753 1 4411-3170 4411-3170">
          <text:p/>
        </draw:path>
        <draw:frame draw:style-name="gr3" draw:text-style-name="P3" draw:layer="layout" svg:width="0.308cm" svg:height="0.583cm" svg:x="25.052cm" svg:y="8.496cm">
          <draw:image xlink:href="Pictures/100000010000015200000280BFFD5E5AF7B105E7.png" xlink:type="simple" xlink:show="embed" xlink:actuate="onLoad" draw:mime-type="image/png">
            <text:p/>
          </draw:image>
        </draw:frame>
        <draw:frame draw:style-name="gr3" draw:text-style-name="P3" draw:layer="layout" svg:width="0.308cm" svg:height="0.583cm" svg:x="8.052cm" svg:y="5.597cm">
          <draw:image xlink:href="Pictures/100000010000015200000280BFFD5E5AF7B105E7.png" xlink:type="simple" xlink:show="embed" xlink:actuate="onLoad" draw:mime-type="image/png">
            <text:p/>
          </draw:image>
        </draw:frame>
        <draw:line draw:style-name="gr27" draw:text-style-name="P3" draw:layer="layout" svg:x1="13.335cm" svg:y1="7.62cm" svg:x2="11.475cm" svg:y2="5.559cm">
          <text:p/>
        </draw:line>
        <draw:frame draw:style-name="gr28" draw:text-style-name="P1" draw:layer="layout" svg:width="1.912cm" svg:height="0.962cm" draw:transform="rotate (0.475078622392857) translate (17.605cm 7.624cm)">
          <draw:text-box>
            <text:p>remit</text:p>
          </draw:text-box>
        </draw:frame>
        <draw:frame draw:style-name="gr3" draw:text-style-name="P3" draw:layer="layout" svg:width="0.551cm" svg:height="1.099cm" svg:x="19.664cm" svg:y="3.752cm">
          <draw:image xlink:href="Pictures/100000010000014100000280E7FDFCE11E1BC23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5T15:53:08.600187463</meta:creation-date>
    <dc:date>2024-04-16T12:27:17.829772646</dc:date>
    <meta:editing-duration>PT9M5S</meta:editing-duration>
    <meta:editing-cycles>4</meta:editing-cycles>
    <meta:generator>LibreOffice/7.3.7.2$Linux_X86_64 LibreOffice_project/30$Build-2</meta:generator>
    <meta:document-statistic meta:object-count="89"/>
  </office:meta>
</office:document-meta>
</file>